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wallmount enclosures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with shell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rotel batteries 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 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 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cotel keypad/hookswitch 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ayphone misc payphone parts and hardware 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 x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1.95" calcext:value-type="float">
            <text:p>3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, <text:s/>telecommunications hardware, suppl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Sign materials 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ing hardware, tools</text:p>
          </table:table-cell>
          <table:table-cell office:value-type="float" office:value="181.45" calcext:value-type="float">
            <text:p>18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enclosure 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</text:p>
          </table:table-cell>
          <table:table-cell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table:number-columns-repeated="2"/>
          <table:table-cell table:formula="of:=SUM([.B2:.B38])" office:value-type="float" office:value="3426.64" calcext:value-type="float">
            <text:p>3426.64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6" calcext:value-type="float">
            <text:p>1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1:.B63])" office:value-type="float" office:value="687.78" calcext:value-type="float">
            <text:p>687.7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l 1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 Jun 1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6:.B81])" office:value-type="float" office:value="1005.9" calcext:value-type="float">
            <text:p>1005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on precipice grant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nov-dec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sep-dec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5:.B87])" office:value-type="float" office:value="2020" calcext:value-type="float">
            <text:p>20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89])" office:value-type="float" office:value="7140.32" calcext:value-type="float">
            <text:p>7140.32</text:p>
          </table:table-cell>
          <table:table-cell table:formula="of:=SUM([.C1:.C89])" office:value-type="float" office:value="7140.32" calcext:value-type="float">
            <text:p>7140.3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94:.B100])" office:value-type="float" office:value="-7342.77" calcext:value-type="float">
            <text:p>-7342.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91];[.B101])" office:value-type="float" office:value="-202.450000000001" calcext:value-type="float">
            <text:p>-202.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6:42:46.73311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6:47:46.890018887</dc:date>
    <meta:editing-duration>PT2H2M27S</meta:editing-duration>
    <meta:editing-cycles>12</meta:editing-cycles>
    <meta:generator>LibreOffice/5.1.4.2$Linux_X86_64 LibreOffice_project/10m0$Build-2</meta:generator>
    <meta:document-statistic meta:table-count="1" meta:cell-count="187" meta:object-count="0"/>
  </office:meta>
</office:document-meta>
</file>